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32pt" fo:font-weight="bold" style:letter-kerning="true" style:font-size-asian="32pt" style:font-weight-asian="bold" style:font-family-complex="Calibri" style:font-family-generic-complex="swiss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 style:letter-kerning="true" style:font-size-asian="58pt" style:font-weight-asian="bold" style:font-family-complex="Calibri" style:font-family-generic-complex="swiss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Oczekuję Cię, Jezu, oczekuję Cię.</text:span><text:span text:style-name="T1"><text:line-break/></text:span><text:span text:style-name="T1">Czekam na Twe miłosierdzie.</text:span><text:span text:style-name="T1"><text:line-break/></text:span><text:span text:style-name="T1">Czekam Panie czekam.</text:span><text:span text:style-name="T1"><text:line-break/></text:span><text:span text:style-name="T1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Czekam, oczekuję zbawienia wiecznego.</text:span><text:span text:style-name="T1"><text:line-break/></text:span><text:span text:style-name="T1">Tęsknię potrzebuję miłosierdzia Twojeg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8M16S</meta:editing-duration>
    <meta:editing-cycles>37</meta:editing-cycles>
    <meta:generator>OpenOffice/4.1.1$Win32 OpenOffice.org_project/411m6$Build-9775</meta:generator>
    <dc:date>2016-06-13T19:08:07.59</dc:date>
    <dc:creator>Woda Życia</dc:creator>
    <meta:document-statistic meta:object-count="27"/>
  </office:meta>
</office:document-meta>
</file>